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marker-end="Arrow" draw:marker-end-width="0.127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24cm" svg:height="0.469cm" svg:x="0.808cm" svg:y="1.0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877cm" svg:height="0.469cm" svg:x="0.403cm" svg:y="1.95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" draw:text-style-name="P1" draw:layer="layout" svg:x1="1.641cm" svg:y1="3.294cm" svg:x2="4.061cm" svg:y2="3.294cm">
          <text:p/>
        </draw:line>
        <draw:line draw:style-name="gr2" draw:text-style-name="P1" draw:layer="layout" svg:x1="3.424cm" svg:y1="2.928cm" svg:x2="2.151cm" svg:y2="2.924cm">
          <text:p/>
        </draw:line>
        <draw:line draw:style-name="gr2" draw:text-style-name="P1" draw:layer="layout" svg:x1="1.641cm" svg:y1="3.294cm" svg:x2="1.645cm" svg:y2="1.005cm">
          <text:p/>
        </draw:line>
        <draw:line draw:style-name="gr2" draw:text-style-name="P1" draw:layer="layout" svg:x1="1.645cm" svg:y1="1.005cm" svg:x2="4.061cm" svg:y2="1.018cm">
          <text:p/>
        </draw:line>
        <draw:line draw:style-name="gr2" draw:text-style-name="P1" draw:layer="layout" svg:x1="2.151cm" svg:y1="2.924cm" svg:x2="2.151cm" svg:y2="1.389cm">
          <text:p/>
        </draw:line>
        <draw:line draw:style-name="gr2" draw:text-style-name="P1" draw:layer="layout" svg:x1="2.151cm" svg:y1="1.389cm" svg:x2="3.422cm" svg:y2="1.378cm">
          <text:p/>
        </draw:line>
        <draw:line draw:style-name="gr2" draw:text-style-name="P1" draw:layer="layout" svg:x1="1.645cm" svg:y1="1.005cm" svg:x2="2.038cm" svg:y2="0.75cm">
          <text:p/>
        </draw:line>
        <draw:line draw:style-name="gr2" draw:text-style-name="P1" draw:layer="layout" svg:x1="2.038cm" svg:y1="0.75cm" svg:x2="4.437cm" svg:y2="0.75cm">
          <text:p/>
        </draw:line>
        <draw:line draw:style-name="gr2" draw:text-style-name="P1" draw:layer="layout" svg:x1="2.151cm" svg:y1="2.924cm" svg:x2="2.709cm" svg:y2="2.689cm">
          <text:p/>
        </draw:line>
        <draw:line draw:style-name="gr2" draw:text-style-name="P1" draw:layer="layout" svg:x1="2.709cm" svg:y1="2.689cm" svg:x2="2.699cm" svg:y2="1.385cm">
          <text:p/>
        </draw:line>
        <draw:line draw:style-name="gr2" draw:text-style-name="P1" draw:layer="layout" svg:x1="2.709cm" svg:y1="2.689cm" svg:x2="3.424cm" svg:y2="2.692cm">
          <text:p/>
        </draw:line>
        <draw:line draw:style-name="gr3" draw:text-style-name="P1" draw:layer="layout" svg:x1="0.622cm" svg:y1="1.799cm" svg:x2="2.037cm" svg:y2="1.796cm">
          <text:p/>
        </draw:line>
        <draw:line draw:style-name="gr3" draw:text-style-name="P1" draw:layer="layout" svg:x1="2.209cm" svg:y1="1.751cm" svg:x2="2.712cm" svg:y2="1.518cm">
          <text:p/>
        </draw:line>
        <draw:line draw:style-name="gr3" draw:text-style-name="P1" draw:layer="layout" svg:x1="2.209cm" svg:y1="2.238cm" svg:x2="2.732cm" svg:y2="1.997cm">
          <text:p/>
        </draw:line>
        <draw:line draw:style-name="gr3" draw:text-style-name="P1" draw:layer="layout" svg:x1="2.21cm" svg:y1="2.471cm" svg:x2="2.738cm" svg:y2="2.23cm">
          <text:p/>
        </draw:line>
        <draw:line draw:style-name="gr3" draw:text-style-name="P1" draw:layer="layout" svg:x1="2.21cm" svg:y1="1.997cm" svg:x2="2.738cm" svg:y2="1.756cm">
          <text:p/>
        </draw:line>
        <draw:path draw:style-name="gr4" draw:text-style-name="P1" draw:layer="layout" svg:width="0.167cm" svg:height="0.062cm" draw:transform="rotate (-0.110653874577606) translate (2.04195094803128cm 1.73243956017363cm)" svg:viewBox="0 0 168 63" svg:d="m0 3056c23 2 46-7 71-8 21-1 42-13 64-20l20-16 13-19">
          <text:p/>
        </draw:path>
        <draw:line draw:style-name="gr3" draw:text-style-name="P1" draw:layer="layout" svg:x1="2.079cm" svg:y1="2.273cm" svg:x2="1.669cm" svg:y2="2.273cm">
          <text:p/>
        </draw:line>
        <draw:line draw:style-name="gr3" draw:text-style-name="P1" draw:layer="layout" svg:x1="2.063cm" svg:y1="2.527cm" svg:x2="1.653cm" svg:y2="2.527cm">
          <text:p/>
        </draw:line>
        <draw:line draw:style-name="gr3" draw:text-style-name="P1" draw:layer="layout" svg:x1="2.077cm" svg:y1="2.011cm" svg:x2="1.667cm" svg:y2="2.011cm">
          <text:p/>
        </draw:line>
        <draw:path draw:style-name="gr4" draw:text-style-name="P1" draw:layer="layout" svg:width="0.132cm" svg:height="0.023cm" draw:transform="rotate (0.286059464401817) translate (2.07461021535712cm 2.01167477148977cm)" svg:viewBox="0 0 133 24" svg:d="m0 5032c23-9 110 27 133 22v0">
          <text:p/>
        </draw:path>
        <draw:path draw:style-name="gr4" draw:text-style-name="P1" draw:layer="layout" svg:width="0.119cm" svg:height="0.064cm" draw:transform="rotate (-0.245044226981143) translate (2.0925353939358cm 2.20887573524116cm)" svg:viewBox="0 0 120 65" svg:d="m0 3334c23 5 43-10 63-19 21-10 44-23 57-45">
          <text:p/>
        </draw:path>
        <draw:path draw:style-name="gr4" draw:text-style-name="P1" draw:layer="layout" svg:width="0.161cm" svg:height="0.016cm" draw:transform="rotate (0.257261531743916) translate (2.05956843579083cm 2.50815580021495cm)" svg:viewBox="0 0 162 17" svg:d="m0 5916c23 0 47-1 70 0 25 1 47-9 72-11l20-6">
          <text:p/>
        </draw:path>
        <draw:path draw:style-name="gr4" draw:text-style-name="P1" draw:layer="layout" svg:width="0.044cm" svg:height="0.047cm" draw:transform="rotate (2.94419591518868) translate (1.66883630095916cm 2.27381849018809cm)" svg:viewBox="0 0 45 48" svg:d="m0-3804c23-6 60 19 38 44l-1 3">
          <text:p/>
        </draw:path>
        <draw:path draw:style-name="gr4" draw:text-style-name="P1" draw:layer="layout" svg:width="0.044cm" svg:height="0.061cm" draw:transform="rotate (2.94419591518868) translate (1.65283630095916cm 2.52781849018809cm)" svg:viewBox="0 0 45 62" svg:d="m0-4308c23-6 60 18 38 44l-20 17">
          <text:p/>
        </draw:path>
        <draw:path draw:style-name="gr4" draw:text-style-name="P1" draw:layer="layout" svg:width="0.044cm" svg:height="0.047cm" draw:transform="rotate (2.94419591518868) translate (1.66983630095916cm 2.01081849018809cm)" svg:viewBox="0 0 45 48" svg:d="m0-3288c23-6 60 19 38 44l-1 3">
          <text:p/>
        </draw:path>
        <draw:path draw:style-name="gr4" draw:text-style-name="P1" draw:layer="layout" svg:width="0.042cm" svg:height="0.043cm" draw:transform="rotate (1.32575209981464) translate (2.69105688768623cm 1.98676136971248cm)" svg:viewBox="0 0 43 44" svg:d="m0 6227c25 10 51-19 41-42">
          <text:p/>
        </draw:path>
        <draw:path draw:style-name="gr4" draw:text-style-name="P1" draw:layer="layout" svg:width="0.042cm" svg:height="0.043cm" draw:transform="rotate (1.32575209981464) translate (2.69505688768622cm 2.21976136971248cm)" svg:viewBox="0 0 43 44" svg:d="m0 6348c25 10 51-19 41-42">
          <text:p/>
        </draw:path>
        <draw:path draw:style-name="gr4" draw:text-style-name="P1" draw:layer="layout" svg:width="0.032cm" svg:height="0.05cm" draw:transform="rotate (1.32575209981464) translate (2.69094009682805cm 1.74623174588556cm)" svg:viewBox="0 0 33 51" svg:d="m0 6116c33 16 39-31 29-48v0">
          <text:p/>
        </draw:path>
        <draw:polyline draw:style-name="gr4" draw:text-style-name="P1" draw:layer="layout" svg:width="0.036cm" svg:height="0.031cm" draw:transform="rotate (1.14790304903645) translate (2.6827684165622cm 1.50484440418045cm)" svg:viewBox="0 0 37 32" draw:points="0,6160 23,6156 37,6131 37,6128">
          <text:p/>
        </draw:polyline>
        <draw:line draw:style-name="gr3" draw:text-style-name="P1" draw:layer="layout" svg:x1="1.64cm" svg:y1="2.706cm" svg:x2="0.609cm" svg:y2="2.712cm">
          <text:p/>
        </draw:line>
        <draw:line draw:style-name="gr5" draw:text-style-name="P1" draw:layer="layout" svg:x1="0.622cm" svg:y1="1.601cm" svg:x2="1.429cm" svg:y2="1.588cm">
          <text:p/>
        </draw:line>
        <draw:frame draw:style-name="gr6" draw:text-style-name="P2" draw:layer="layout" svg:width="0.705cm" svg:height="0.645cm" svg:x="0.103cm" svg:y="1.561cm">
          <draw:text-box>
            <text:p><text:span text:style-name="T1">+</text:span></text:p>
          </draw:text-box>
        </draw:frame>
        <draw:frame draw:style-name="gr6" draw:text-style-name="P2" draw:layer="layout" svg:width="0.621cm" svg:height="0.645cm" svg:x="0.187cm" svg:y="2.206cm">
          <draw:text-box>
            <text:p><text:span text:style-name="T1">-</text:span></text:p>
          </draw:text-box>
        </draw:frame>
        <draw:frame draw:style-name="gr1" draw:layer="layout" svg:width="0.557cm" svg:height="0.479cm" svg:x="2.5cm" svg:y="0.7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4.061cm" svg:y1="1.018cm" svg:x2="4.061cm" svg:y2="1.453cm">
          <text:p/>
        </draw:line>
        <draw:line draw:style-name="gr2" draw:text-style-name="P1" draw:layer="layout" svg:x1="3.422cm" svg:y1="1.378cm" svg:x2="3.42cm" svg:y2="1.453cm">
          <text:p/>
        </draw:line>
        <draw:line draw:style-name="gr2" draw:text-style-name="P1" draw:layer="layout" svg:x1="4.437cm" svg:y1="0.75cm" svg:x2="4.431cm" svg:y2="1.191cm">
          <text:p/>
        </draw:line>
        <draw:line draw:style-name="gr2" draw:text-style-name="P1" draw:layer="layout" svg:x1="4.061cm" svg:y1="1.455cm" svg:x2="4.431cm" svg:y2="1.191cm">
          <text:p/>
        </draw:line>
        <draw:line draw:style-name="gr2" draw:text-style-name="P1" draw:layer="layout" svg:x1="3.424cm" svg:y1="2.928cm" svg:x2="3.413cm" svg:y2="2.54cm">
          <text:p/>
        </draw:line>
        <draw:line draw:style-name="gr2" draw:text-style-name="P1" draw:layer="layout" svg:x1="4.061cm" svg:y1="3.294cm" svg:x2="4.061cm" svg:y2="2.54cm">
          <text:p/>
        </draw:line>
        <draw:line draw:style-name="gr2" draw:text-style-name="P1" draw:layer="layout" svg:x1="4.061cm" svg:y1="3.294cm" svg:x2="4.418cm" svg:y2="3.042cm">
          <text:p/>
        </draw:line>
        <draw:line draw:style-name="gr2" draw:text-style-name="P1" draw:layer="layout" svg:x1="4.418cm" svg:y1="3.042cm" svg:x2="4.405cm" svg:y2="2.288cm">
          <text:p/>
        </draw:line>
        <draw:line draw:style-name="gr2" draw:text-style-name="P1" draw:layer="layout" svg:x1="4.061cm" svg:y1="2.54cm" svg:x2="4.405cm" svg:y2="2.288cm">
          <text:p/>
        </draw:line>
        <draw:custom-shape draw:style-name="gr7" draw:text-style-name="P1" draw:layer="layout" svg:width="0.688cm" svg:height="0.332cm" svg:x="3.396cm" svg:y="1.35cm">
          <text:p/>
          <draw:enhanced-geometry svg:viewBox="0 0 21600 21600" draw:type="block-arc" draw:modifiers="-159.59931014468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-0.686cm" svg:height="-0.327cm" svg:x="4.082cm" svg:y="2.656cm">
          <text:p/>
          <draw:enhanced-geometry svg:viewBox="0 0 21600 21600" draw:type="block-arc" draw:modifiers="-162.835746842693 10711.105177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2" draw:text-style-name="P1" draw:layer="layout" svg:x1="4.123cm" svg:y1="2.368cm" svg:x2="4.414cm" svg:y2="2.15cm">
          <text:p/>
        </draw:line>
        <draw:line draw:style-name="gr2" draw:text-style-name="P1" draw:layer="layout" svg:x1="4.427cm" svg:y1="2.044cm" svg:x2="4.18cm" svg:y2="1.371cm">
          <text:p/>
        </draw:line>
        <draw:line draw:style-name="gr2" draw:text-style-name="P1" draw:layer="layout" svg:x1="3.401cm" svg:y1="1.571cm" svg:x2="3.762cm" svg:y2="1.347cm">
          <text:p/>
        </draw:line>
        <draw:path draw:style-name="gr8" draw:text-style-name="P1" draw:layer="layout" svg:width="0.106cm" svg:height="0.029cm" draw:transform="rotate (1.14790304903645) translate (4.38613803022789cm 2.13746079514168cm)" svg:viewBox="0 0 107 30" svg:d="m0 9784c24-3 47 2 69-7l20-9 18-14v0">
          <text:p/>
        </draw:path>
        <draw:line draw:style-name="gr2" draw:text-style-name="P1" draw:layer="layout" svg:x1="4.163cm" svg:y1="2.292cm" svg:x2="4.436cm" svg:y2="2.084cm">
          <text:p/>
        </draw:line>
        <draw:custom-shape draw:style-name="gr7" draw:text-style-name="P1" draw:layer="layout" svg:width="0.066cm" svg:height="0.066cm" svg:x="3.678cm" svg:y="1.97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9" draw:text-style-name="P1" draw:layer="layout" svg:width="0.677cm" svg:height="1.076cm" draw:transform="rotate (0.3490658503988) translate (3.21101103787159cm 1.61797238047286cm)" svg:viewBox="0 0 678 1077" svg:d="m674 5368-4-8-4-8-5-7-6-8-6-7-7-8-8-7-9-7-9-6-10-7-11-6-11-5-12-6-12-5-13-5-13-5-14-4-14-4-15-3-15-4-15-2-16-3-15-2-16-2-16-1-17-1h-16-16-16l-17 1-16 1-16 2-15 2-16 3-15 2-15 4-15 3-14 4-14 4-13 5-13 5-12 5-12 6-11 5-11 6-10 7-9 6-9 7-8 7-7 8-6 7-6 8-5 7-4 8-4 8v0l4-8 4-8 5-7 6-8 6-7 7-8 8-7 9-7 9-6 10-7 11-6 11-5 12-6 12-5 13-5 13-5 14-4 14-4 15-3 15-4 15-2 16-3 15-2 16-2 16-1 17-1h16 16 16l17 1 16 1 16 2 15 2-47-5 78 10 15 4 15 3 14 4 14 4 13 5 13 5 12 5 12 6 11 5 11 6 10 7 9 6 9 7 8 7 7 8 6 7 6 8 5 7 4 8zm-635-123zm630 159zm-651 801 6 8 6 8 7 7 7 8 9 7 9 7 10 6 10 7 12 6 11 6 13 6 13 5 13 5 14 5 15 4 15 4 15 3 16 4 16 2 16 3 16 2 17 2 17 1 17 1h17 17 17l17-1 17-2 16-1 17-2 16-3 16-3 15-3 16-3 15-4 14-5 14-4 14-5 13-6 12-5 12-6 11-6 11-7 9-7 9-6 9-8 8-7 6-7 6-8 6-8v0l-6 8-6 8-6 7-8 7-9 8-9 6-9 7-11 7-11 6-12 6-12 5-13 6-14 5-14 4-14 5-15 4-16 3-15 3-16 3-16 3-17 2-16 1-17 2-17 1h-17-17-17l-17-1-17-1-17-2-16-2-16-3-16-2-16-4-15-3-15-4-15-4-14-5-13-5-13-5-13-6-11-6-12-6-10-7-10-6-9-7-9-7-7-8-7-7-6-8zm658 109zm-678-328zm13 212 24-830zm624 830 13-830z">
          <text:p/>
        </draw:path>
        <draw:line draw:style-name="gr2" draw:text-style-name="P1" draw:layer="layout" svg:x1="3.413cm" svg:y1="2.54cm" svg:x2="3.533cm" svg:y2="2.467cm">
          <text:p/>
        </draw:line>
        <draw:path draw:style-name="gr8" draw:text-style-name="P1" draw:layer="layout" svg:width="0.267cm" svg:height="0.072cm" draw:transform="rotate (-2.63876329609091) translate (4.4014268680268cm 2.28977614914836cm)" svg:viewBox="0 0 268 73" svg:d="m0-8254c25-3 50 5 74 3 23-2 46 12 68 17s44 14 64 20c21 7 40 21 60 31l2 1">
          <text:p/>
        </draw:path>
        <draw:custom-shape draw:style-name="gr7" draw:text-style-name="P1" draw:layer="layout" svg:width="1.583cm" svg:height="1.583cm" svg:x="5.57cm" svg:y="1.54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" draw:text-style-name="P1" draw:layer="layout" svg:x1="6.099cm" svg:y1="1.572cm" svg:x2="6.099cm" svg:y2="3.066cm">
          <text:p/>
        </draw:line>
        <draw:line draw:style-name="gr2" draw:text-style-name="P1" draw:layer="layout" svg:x1="6.62cm" svg:y1="1.583cm" svg:x2="6.62cm" svg:y2="3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3-31T19:00:41</dc:date>
    <dc:creator>khalid khan</dc:creator>
    <meta:editing-duration>PT05H39M33S</meta:editing-duration>
    <meta:editing-cycles>27</meta:editing-cycles>
    <meta:generator>OpenOffice.org/3.1$Linux OpenOffice.org_project/310m19$Build-9420</meta:generator>
    <meta:document-statistic meta:object-count="6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0%">
      <math:mrow>
        <math:mrow>
          <math:msub>
            <math:mo math:stretchy="false">μ</math:mo>
            <math:mi>r</math:mi>
          </math:msub>
          <math:mo math:stretchy="false">=</math:mo>
          <math:mo math:stretchy="false">∞</math:mo>
        </math:mrow>
      </math:mrow>
    </math:mstyle>
    <math:annotation math:encoding="StarMath 5.0">{size *0.3 {%mu_r=infinity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e</math:mi>
      <math:mi>,</math:mi>
      <math:mo math:stretchy="false">λ</math:mo>
    </math:mrow>
    <math:annotation math:encoding="StarMath 5.0">e, %lambda</math:annotation>
  </math:semantics>
</math:math>
</file>